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847c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Olga-geek/MySQL/edit/main/Урок%209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../../../Olga-geek/MySQL/delete/main/%25D0%25A3%25D1%2580%25D0%25BE%25D0%25BA%25209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1. </text:span>Практическое задание по теме “Транзакции, переменные, представления”</text:p>
      <text:p text:style-name="Standard">В базе данных shop и sample присутствуют одни и те же таблицы, учебной базы данных. Переместите запись id = 1 из таблицы shop.users в таблицу sample.users. Используйте транзакции.</text:p>
      <text:p text:style-name="Standard"/>
      <text:p text:style-name="Standard"/>
      <text:p text:style-name="Standard">START TRANSACTION;</text:p>
      <text:p text:style-name="Standard">insert into sample.users select shop.users.id from shop.users where shop.users.id = 1;</text:p>
      <text:p text:style-name="Standard">commit;</text:p>
      <text:p text:style-name="Standard"/>
      <text:p text:style-name="Standard">select * from sample.users;</text:p>
      <text:p text:style-name="Standard"/>
      <text:p text:style-name="Standard"/>
      <text:p text:style-name="Standard"><text:span text:style-name="T1">2. </text:span>Создайте представление, которое выводит название name товарной позиции из таблицы products и соответствующее название каталога name из таблицы catalogs.</text:p>
      <text:p text:style-name="Standard"/>
      <text:p text:style-name="Standard">CREATE DEFINER=`root`@`localhost` PROCEDURE `catalog_procedure`(in ctlg_id int)</text:p>
      <text:p text:style-name="Standard">BEGIN</text:p>
      <text:p text:style-name="Standard">SELECT prod.`name` as products_name, ctlg.`name` as catalogs_name</text:p>
      <text:p text:style-name="Standard">FROM products prod join catalogs ctlg on prod.catalog_id = ctlg_id;</text:p>
      <text:p text:style-name="Standard">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7:50:52.418077190</meta:creation-date>
    <dc:date>2021-10-04T17:54:53.333402574</dc:date>
    <meta:editing-duration>PT4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99" meta:character-count="762" meta:non-whitespace-character-count="675"/>
  </office:meta>
</office:document-meta>
</file>